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Heading_20_1" style:master-page-name="First_20_Pag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h text:style-name="P2" text:outline-level="1"><text:line-break/>Podsumowanie</text:h>
      <text:p text:style-name="Text_20_body">Lorem ipsum dolor sit amet, consectetur adipiscing elit. Nam metus diam, fermentum dapibus volutpat id, posuere sit amet nisl. Sed nunc neque, tincidunt non mattis ut, eleifend a libero. Aenean feugiat gravida sem ac ullamcorper. Suspendisse potenti. Vestibulum a orci sit amet nulla pretium consectetur. Suspendisse euismod, est ut fringilla pretium, lacus metus lacinia magna, at tincidunt tortor nisi sit amet leo. Curabitur ultricies mauris quis mi vehicula feugiat. Nullam diam augue, auctor vitae imperdiet ut, blandit sit amet ipsum. Aliquam at velit et nibh suscipit hendrerit condimentum vel augue. Sed lacinia, augue quis egestas bibendum, erat metus dignissim lorem, id venenatis enim elit vitae augue. Duis est nisi, fermentum in cursus dignissim, molestie ac eros. Nunc egestas, tortor ut pretium convallis, metus leo vulputate nunc, ut bibendum nisi augue a enim. Phasellus molestie fringilla commodo. Donec arcu mi, cursus in gravida non, ullamcorper ut justo. Fusce gravida, odio in convallis interdum, quam turpis commodo enim, eu mattis nisl purus ac leo. Proin aliquet congue nisi, ac rutrum lorem dictum at. Nam ac iaculis tortor. Cras non justo erat, id adipiscing erat. Nunc molestie, purus et convallis vulputate, nibh nisl sagittis nibh, id ultrices urna risus rhoncus quam. </text:p>
      <text:p text:style-name="Text_20_body">Quisque sapien nisi, euismod vel pulvinar et, commodo a neque. Fusce imperdiet volutpat quam, at vulputate velit tincidunt sed. Nulla tincidunt, ipsum porta luctus scelerisque, nulla enim egestas felis, at fringilla tortor ligula eu ipsum. Maecenas fringilla augue magna. Donec ut libero quis risus fringilla fermentum. Morbi lobortis consequat nisl. Etiam tellus metus, facilisis sit amet tempus at, molestie ac ligula. Praesent quis leo quam. Nam eget metus <text:soft-page-break/>eu nibh dapibus molestie. Quisque volutpat interdum metus ut hendrerit. Suspendisse facilisis laoreet dapibus. Donec varius consequat aliquet. Phasellus at odio et sapien hendrerit tempor. </text:p>
      <text:p text:style-name="Text_20_body">Nulla feugiat pretium convallis. Sed arcu eros, tincidunt at egestas sit amet, varius eu nunc. Vestibulum sollicitudin, tortor a feugiat mattis, tortor risus bibendum nulla, ac suscipit mi mi ut quam. Aenean id nibh magna, at dignissim est. Morbi augue magna, ultricies nec rutrum nec, feugiat sed dolor. Aliquam erat volutpat. Class aptent taciti sociosqu ad litora torquent per conubia nostra, per inceptos himenaeos. Lorem ipsum dolor sit amet, consectetur adipiscing elit. Cum sociis natoque penatibus et magnis dis parturient montes, nascetur ridiculus mus. Sed eu elementum purus. Cum sociis natoque penatibus et magnis dis parturient montes, nascetur ridiculus mus. Morbi luctus leo a elit sodales ac tempor risus condimentum. Aenean ut auctor 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text-properties style:font-name="Nimbus Roman No9 L" style:font-size-asian="10.5pt"/>
    </style:style>
    <style:style style:name="Header" style:family="paragraph" style:parent-style-name="Standard" style:next-style-name="Text_20_body" style:default-outline-level="" style:class="extra" style:master-page-name="">
      <style:paragraph-properties fo:margin-top="0.423cm" fo:margin-bottom="0.212cm" fo:text-align="justify" style:justify-single-word="false" style:page-number="auto" fo:padding="0.049cm" fo:border-left="none" fo:border-right="none" fo:border-top="none" fo:border-bottom="0.002cm solid #000000" style:shadow="none" fo:keep-with-next="always"/>
      <style:text-properties style:font-name="Nimbus Roman No9 L"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0.651cm" fo:text-align="justify" style:justify-single-word="false" fo:orphans="2" fo:widows="2" fo:hyphenation-ladder-count="no-limit" fo:text-indent="0.499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name="DejaVu Serif" style:font-size-asian="12pt" style:font-name-complex="Tahoma1"/>
    </style:style>
    <style:style style:name="Caption" style:family="paragraph" style:parent-style-name="Standard" style:default-outline-level="1" style:list-style-name="" style:class="extra" style:master-page-name="">
      <style:paragraph-properties fo:margin-top="0.212cm" fo:margin-bottom="0.212cm" fo:text-align="center" style:justify-single-word="false" fo:hyphenation-ladder-count="no-limit" style:page-number="auto" text:number-lines="true" text:line-number="0"/>
      <style:text-properties style:font-name="Nimbus Roman No9 L" fo:font-size="11pt" fo:font-style="normal" style:font-size-asian="12pt" style:font-style-asian="italic" style:font-weight-asian="normal" style:font-name-complex="Tahoma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name="DejaVu Serif" style:font-size-asian="12pt" style:font-name-complex="Tahoma1"/>
    </style:style>
    <style:style style:name="Heading_20_1" style:display-name="Heading 1" style:family="paragraph" style:next-style-name="Text_20_body" style:default-outline-level="1" style:class="text" style:master-page-name="">
      <style:paragraph-properties fo:margin-left="0cm" fo:margin-right="0cm" fo:margin-top="4.001cm" fo:margin-bottom="0.21cm" fo:line-height="200%" fo:text-indent="0cm" style:auto-text-indent="false" style:page-number="auto" fo:break-before="page" fo:background-color="transparent" style:shadow="none">
        <style:tab-stops/>
        <style:background-image/>
      </style:paragraph-properties>
      <style:text-properties style:font-name="Nimbus Roman No9 L" fo:font-size="24pt" fo:font-weight="normal"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master-page-name="">
      <style:paragraph-properties fo:margin-top="0.7cm" fo:margin-bottom="0.21cm" style:page-number="auto"/>
      <style:text-properties style:font-name="Nimbus Roman No9 L" fo:font-size="18pt" fo:font-style="normal" fo:font-weight="normal" style:font-size-asian="14pt" style:font-style-asian="italic" style:font-weight-asian="normal" style:font-size-complex="14pt" style:font-style-complex="italic" style:font-weight-complex="bold"/>
    </style:style>
    <style:style style:name="Numbering_20_1" style:display-name="Numbering 1" style:family="paragraph" style:parent-style-name="Heading_20_1" style:auto-update="true" style:default-outline-level="" style:list-style-name="" style:class="list">
      <style:paragraph-properties fo:margin-left="0.635cm" fo:margin-right="0cm" fo:margin-top="0cm" fo:margin-bottom="0.212cm" fo:text-indent="-0.635cm" style:auto-text-indent="false"/>
    </style:style>
    <style:style style:name="Numbering_20_2" style:display-name="Numbering 2" style:family="paragraph" style:parent-style-name="Heading_20_2" style:auto-update="true" style:default-outline-level="" style:list-style-name="Numbering_20_2" style:class="list">
      <style:paragraph-properties fo:margin-top="0cm" fo:margin-bottom="0.212cm"/>
      <style:text-properties style:font-name="Nimbus Roman No9 L" fo:font-size="18pt" style:font-weight-asian="normal"/>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Roman No9 L"/>
    </style:style>
    <style:style style:name="Contents_20_Heading" style:display-name="Contents Heading" style:family="paragraph" style:class="index">
      <style:paragraph-properties fo:margin-left="0cm" fo:margin-right="0cm" fo:margin-top="2cm" fo:margin-bottom="1.499cm" fo:text-indent="0cm" style:auto-text-indent="false" text:number-lines="false" text:line-number="0"/>
      <style:text-properties style:font-name="Nimbus Roman No9 L"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Roman No9 L"/>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Nimbus Roman No9 L1" fo:font-size="24pt" style:font-size-asian="21pt" style:font-size-complex="24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 Rozdział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line-height="1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cm" fo:margin-bottom="4.001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2cm" fo:margin-bottom="4.001cm" fo:margin-left="4.8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yplom-tresc" style:page-layout-name="Mpm2">
      <style:header>
        <text:p text:style-name="MP1"><text:chapter text:display="number-and-name" text:outline-level="2"> Rozdział 1 Podsumowanie</text:chapter></text:p>
      </style:header>
    </style:master-page>
    <style:master-page style:name="Bez_20_tytułu1" style:display-name="Bez tytułu1" style:page-layout-name="Mpm1"/>
    <style:master-page style:name="Dyplom-pocz" style:page-layout-name="Mpm3"/>
    <style:master-page style:name="First_20_Page" style:display-name="First Page" style:page-layout-name="Mpm4" style:next-style-name="Dyplom-tres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usz Marzec</meta:initial-creator>
    <meta:creation-date>2010-06-20T10:46:20</meta:creation-date>
    <dc:date>2010-06-25T10:44:38</dc:date>
    <dc:creator>Janusz Marzec</dc:creator>
    <meta:editing-duration>PT04H47M28S</meta:editing-duration>
    <meta:editing-cycles>14</meta:editing-cycles>
    <meta:generator>OpenOffice.org/3.1$Linux OpenOffice.org_project/310m19$Build-9420</meta:generator>
    <meta:printed-by>Janusz Marzec</meta:printed-by>
    <meta:print-date>2010-06-20T12:08:48</meta:print-date>
    <meta:document-statistic meta:table-count="0" meta:image-count="0" meta:object-count="0" meta:page-count="2" meta:paragraph-count="5" meta:word-count="411" meta:character-count="2754"/>
  </office:meta>
</office:document-meta>
</file>